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0e7e50" officeooo:paragraph-rsid="000e7e50" style:font-size-asian="13.1000003814697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e7e50" officeooo:paragraph-rsid="000e7e50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e7e50" officeooo:paragraph-rsid="000e7e50" fo:background-color="#ffff00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e7e50" officeooo:paragraph-rsid="000e7e50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f0b2a"/>
    </style:style>
    <style:style style:name="T3" style:family="text">
      <style:text-properties officeooo:rsid="001007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composants pour Barrières de Sécurité</text:p>
      <text:p text:style-name="P1"/>
      <text:p text:style-name="P1"/>
      <text:p text:style-name="P2"><text:span text:style-name="T1">Composant pour une b</text:span>arrière d’entrée/sortie: <text:span text:style-name="T1">2 servo-moteurs, une plaque avec glissières, 2 détecteurs de présence.</text:span></text:p>
      <text:p text:style-name="P3"/>
      <text:p text:style-name="P3"/>
      <text:p text:style-name="P4">Composant pour le passage à niveau: <text:span text:style-name="T2">2 servo-moteurs/barrières (2 barrières), une plaque avec glissières/barrières, 2 détecteurs de présence, </text:span><text:span text:style-name="T3">2 boutons poussoirs, 2 leds vertes, 2 leds rou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1:51:53.402993600</meta:creation-date>
    <dc:date>2026-03-20T12:18:20.390336900</dc:date>
    <meta:editing-duration>PT3M3S</meta:editing-duration>
    <meta:editing-cycles>1</meta:editing-cycles>
    <meta:document-statistic meta:table-count="0" meta:image-count="0" meta:object-count="0" meta:page-count="1" meta:paragraph-count="3" meta:word-count="49" meta:character-count="352" meta:non-whitespace-character-count="306"/>
    <meta:generator>LibreOffice/25.8.5.2$Windows_X86_64 LibreOffice_project/9c8b85f387cc00a89945a79c9e6239f32e450ac2</meta:generator>
  </office:meta>
</office:document-meta>
</file>